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BDBDBD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background-color="#FFFFFF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style:vertical-align="automatic" fo:background-color="#F3F3F3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automatic" fo:wrap-option="wrap" fo:background-color="#F3F3F3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automatic" fo:wrap-option="wrap" fo:background-color="#FFFFFF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automatic" fo:wrap-option="wrap" fo:background-color="#EEEEEE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o1" style:family="table-column">
      <style:table-column-properties fo:break-before="auto" style:column-width="13.3879166666667cm"/>
    </style:style>
    <style:style style:name="co2" style:family="table-column">
      <style:table-column-properties fo:break-before="auto" style:column-width="9.604375cm"/>
    </style:style>
    <style:style style:name="co3" style:family="table-column">
      <style:table-column-properties fo:break-before="auto" style:column-width="5.90020833333333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28.25pt" style:use-optimal-row-height="true" fo:break-before="auto"/>
    </style:style>
    <style:style style:name="ro3" style:family="table-row">
      <style:table-row-properties style:row-height="77.25pt" style:use-optimal-row-height="true" fo:break-before="auto"/>
    </style:style>
    <style:style style:name="ro4" style:family="table-row">
      <style:table-row-properties style:row-height="64.5pt" style:use-optimal-row-height="true" fo:break-before="auto"/>
    </style:style>
    <style:style style:name="ro5" style:family="table-row">
      <style:table-row-properties style:row-height="26.25pt" style:use-optimal-row-height="true" fo:break-before="auto"/>
    </style:style>
    <style:style style:name="ro6" style:family="table-row">
      <style:table-row-properties style:row-height="51.75pt" style:use-optimal-row-height="true" fo:break-before="auto"/>
    </style:style>
    <style:style style:name="ro7" style:family="table-row">
      <style:table-row-properties style:row-height="166.5pt" style:use-optimal-row-height="true" fo:break-before="auto"/>
    </style:style>
    <style:style style:name="ro8" style:family="table-row">
      <style:table-row-properties style:row-height="115.5pt" style:use-optimal-row-height="true" fo:break-before="auto"/>
    </style:style>
    <style:style style:name="ro9" style:family="table-row">
      <style:table-row-properties style:row-height="3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g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<text:s/>subcategory_id</text:p>
          </table:table-cell>
          <table:table-cell office:value-type="string" table:style-name="ce2">
            <text:p>tag</text:p>
          </table:table-cell>
          <table:table-cell office:value-type="string" table:style-name="ce3">
            <text:p>id</text:p>
          </table:table-cell>
          <table:table-cell table:number-columns-repeated="16381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string" table:style-name="ce7">
            <text:p>растениеводство, животноводство, охота,<text:s/></text:p>
            <text:p>растение, растения, животное, животных, олень,<text:s/></text:p>
            <text:p>олени, лиса, лисица, ружье, оружие, лицензия,</text:p>
            <text:p>стрела, хаки, охотник, охотники, охотиться,</text:p>
            <text:p>костер, палатка, палатки, агрономия, агрономии,</text:p>
            <text:p>выращивание, урожайность, урожайности,</text:p>
            <text:p>зерно, зерновые, корнеплоды, клубнеплоды,</text:p>
            <text:p>травы, трава, корм, корма, силос, грибы, грибов,</text:p>
            <text:p>овощи, овощей, орехи, орехов, овес, пшеница,<text:s/></text:p>
            <text:p>рожь, ячмень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3">
          <table:table-cell office:value-type="float" office:value="2" table:style-name="ce5">
            <text:p>2</text:p>
          </table:table-cell>
          <table:table-cell office:value-type="string" table:style-name="ce6">
            <text:p>лес, лесов, лесоводство, лесозагатовки, дерево,<text:s/></text:p>
            <text:p>дерева, деревья, деревьев, древесный,<text:s/></text:p>
            <text:p>древесной, древесная, недревесный,<text:s/></text:p>
            <text:p>недревесные, дрова, древесный, уголь, угля,<text:s/></text:p>
            <text:p>лесоматериалы, лесоматриалов, распиловка,<text:s/></text:p>
            <text:p>заготовка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4">
          <table:table-cell office:value-type="float" office:value="3" table:style-name="ce4">
            <text:p>3</text:p>
          </table:table-cell>
          <table:table-cell office:value-type="string" table:style-name="ce7">
            <text:p>рыболовство, рыбоводство, рыболовства,<text:s/></text:p>
            <text:p>рыбоводства, вылов, рыба, рыбы, рыбный,<text:s/></text:p>
            <text:p>судак, судака, щука, раки, раков, рыбалка,</text:p>
            <text:p>снасти, приманка, приманки, воблер, спиннинг,<text:s/></text:p>
            <text:p>твистер, вертлюг, ловля, рыбалке, рыбалку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4">
          <table:table-cell office:value-type="float" office:value="4" table:style-name="ce5">
            <text:p>4</text:p>
          </table:table-cell>
          <table:table-cell office:value-type="string" table:style-name="ce6">
            <text:p>добыча, уголь, угля, минерал, минералы,</text:p>
            <text:p>гранулирование, прессовка, пласт, топливный,</text:p>
            <text:p>топливо, элетроэнергия, электроэнергии,</text:p>
            <text:p>шахта, шахты, метан, карьер, месторождение,</text:p>
            <text:p>месторождения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5">
          <table:table-cell office:value-type="float" office:value="5" table:style-name="ce4">
            <text:p>5</text:p>
          </table:table-cell>
          <table:table-cell office:value-type="string" table:style-name="ce7">
            <text:p>нефть, нефти, добыча, газ, газа, скважин,<text:s/></text:p>
            <text:p>скважина, скважины, сланец, сланцев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5">
          <table:table-cell office:value-type="float" office:value="6" table:style-name="ce5">
            <text:p>6</text:p>
          </table:table-cell>
          <table:table-cell office:value-type="string" table:style-name="ce6">
            <text:p>ископаемые, ископаемых, руда, руды, руд,<text:s/></text:p>
            <text:p>промывка, просушка, выщелачивание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5">
          <table:table-cell office:value-type="float" office:value="7" table:style-name="ce4">
            <text:p>7</text:p>
          </table:table-cell>
          <table:table-cell office:value-type="string" table:style-name="ce7">
            <text:p>соль, соляной, соляных, глина, глины, гипс,<text:s/></text:p>
            <text:p>гипса, песок, песка, песочный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6">
          <table:table-cell office:value-type="float" office:value="8" table:style-name="ce5">
            <text:p>8</text:p>
          </table:table-cell>
          <table:table-cell office:value-type="string" table:style-name="ce6">
            <text:p>разработка, разведка, геологических,<text:s/></text:p>
            <text:p>геологическая, тартание, свабирование,<text:s/></text:p>
            <text:p>нефтесборный, нефтесборных, бурение,<text:s/></text:p>
            <text:p>бурения, скважина, скважины, скважине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7">
          <table:table-cell office:value-type="float" office:value="9" table:style-name="ce4">
            <text:p>9</text:p>
          </table:table-cell>
          <table:table-cell office:value-type="string" table:style-name="ce7">
            <text:p>сельский, сельское, сельского, корм, корма,<text:s/></text:p>
            <text:p>продукты, продуктов, пищевые, пищевая,<text:s/></text:p>
            <text:p>полуфабрикаты, полуфабрикат, кожа, масло,<text:s/></text:p>
            <text:p>масла, мука, муки, питание, питания, мясо,<text:s/></text:p>
            <text:p>мяса, фрукты, фруктов, рыба, рыбы, рыбный,<text:s/></text:p>
            <text:p>рыбная, фрукты, фруктов, овощи, овощей,<text:s/></text:p>
            <text:p>овощной, жир, жиры, молоко, молочный,<text:s/></text:p>
            <text:p>молочная, крупа, крупы, гречка, рис, пшено,<text:s/></text:p>
            <text:p>манная, корм, корма, булочная, булка, булки,<text:s/></text:p>
            <text:p>кондитерская, торт, торты, витушка, булочка,<text:s/></text:p>
            <text:p>булочки, хлеб, хлебный, питьевая, питьевой,<text:s/></text:p>
            <text:p>розница, консерва, консервы, хлебобулочный,<text:s/></text:p>
            <text:p>хлебобулочное, хлебобулочные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4">
          <table:table-cell office:value-type="float" office:value="10" table:style-name="ce5">
            <text:p>10</text:p>
          </table:table-cell>
          <table:table-cell office:value-type="string" table:style-name="ce6">
            <text:p>напиток, напитки, газированный, газированная,<text:s/></text:p>
            <text:p>негазированный, негазированная, <text:s/>алкогольных,</text:p>
            <text:p>алкоголь, брожение, пиво, пива, пивной, вино,</text:p>
            <text:p>вина, безалкогольный, безалкогольные,</text:p>
            <text:p>безалкогольных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5">
          <table:table-cell office:value-type="float" office:value="11" table:style-name="ce4">
            <text:p>11</text:p>
          </table:table-cell>
          <table:table-cell office:value-type="string" table:style-name="ce7">
            <text:p>табак, табачные, табачный, сигарета, сигареты,</text:p>
            <text:p>сигара, сигары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5">
          <table:table-cell office:value-type="float" office:value="12" table:style-name="ce5">
            <text:p>12</text:p>
          </table:table-cell>
          <table:table-cell office:value-type="string" table:style-name="ce6">
            <text:p>прядение, текстиль, текстильные, текстильных,<text:s/></text:p>
            <text:p>волокна, волокон, ткань, тканей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6">
          <table:table-cell office:value-type="float" office:value="13" table:style-name="ce4">
            <text:p>13</text:p>
          </table:table-cell>
          <table:table-cell office:value-type="string" table:style-name="ce7">
            <text:p>швейный, швейные, швейная, мех, меховых,<text:s/></text:p>
            <text:p>меховые, вязаный, вязаные, трикотаж,<text:s/></text:p>
            <text:p>трикотажный, белье, одежда, одежды, кожаный,<text:s/></text:p>
            <text:p>кожаные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4" table:style-name="ce5">
            <text:p>14</text:p>
          </table:table-cell>
          <table:table-cell office:value-type="string" table:style-name="ce6">
            <text:p>мех, меха, кожа, кожи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8">
          <table:table-cell office:value-type="float" office:value="15" table:style-name="ce4">
            <text:p>15</text:p>
          </table:table-cell>
          <table:table-cell office:value-type="string" table:style-name="ce7">
            <text:p>пиломатериалы, пиломатериалов, фанера,<text:s/></text:p>
            <text:p>фанеры, шпон, настил, настилы, строение,<text:s/></text:p>
            <text:p>строений, строения, распиловка, распиловку,<text:s/></text:p>
            <text:p>строгальный, строгальном, формовка,<text:s/></text:p>
            <text:p>формовку, сборка, сборку, ламинирование,<text:s/></text:p>
            <text:p>распилка, бревно, бревна, токарный, токарном,<text:s/></text:p>
            <text:p>древесина, древесины, строгание, строганию,<text:s/></text:p>
            <text:p>пробка, пробковый, пробковые, пробки,<text:s/></text:p>
            <text:p>соломка, соломки, плетение, плетеный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5">
          <table:table-cell office:value-type="float" office:value="16" table:style-name="ce5">
            <text:p>16</text:p>
          </table:table-cell>
          <table:table-cell office:value-type="string" table:style-name="ce6">
            <text:p>бумага, бумаги, бумажный, бумажные, салфетка, салфетки, газеты, фольга, картон, коробки, коробка, аригами, гофрированный, стаканчики, стаканчик, подгузники, пеленки, тампоны, прокладки, туалетная, обои, обоев, упаковка, упаковок, этикетка, этикетки, блокнот, блокноты, тетрадь, тетрадей, бланк, бланки, конверт. конверты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5">
          <table:table-cell office:value-type="float" office:value="17" table:style-name="ce4">
            <text:p>17</text:p>
          </table:table-cell>
          <table:table-cell office:value-type="string" table:style-name="ce7">
            <text:p>литография, флексография, сканирование, копии, наброски, набросок, слайд, разметки, эскиз, штамповка, гравировка, переплет, постпечать,сгибание, тиснение, склеивание, брошюровка, окантовка, обрамление, картонажные, тиражирование, книги, обложек, катологи, каталог, оттисков, оттиск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5">
          <table:table-cell office:value-type="float" office:value="18" table:style-name="ce5">
            <text:p>18</text:p>
          </table:table-cell>
          <table:table-cell office:value-type="string" table:style-name="ce8">
            <text:p>обеспечение, обогащение, разложение, перегонка, разделение, извлечение, коксовых, кокс, печи, смолы, смола, пека, полукокс, асфальт, газ, нефтепродукт, смол, каменноугольные, лигнитовые, очищенная, фракционирование, бутан, пропан, этан, дизель, дизельное, ваелин, парафин, отбеливатели, смазочное, смазочных, перегонка, газохол, керосин, мазут, этилен, лигнит, термоугли, бутадиен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9">
          <table:table-cell office:value-type="float" office:value="19" table:style-name="ce4">
            <text:p>19</text:p>
          </table:table-cell>
          <table:table-cell office:value-type="string" table:style-name="ce7">
            <text:p>красители, красителей, пигмент, пигментов, гранулы, концентрат. флуоресцент, вещества, концентрат, уран, урановые, радиоактивные, ядерный, крекинг, дистилляция, соединения, амины, спирты, спирт, глицерин, эфирные, кислота, кислоты, удобрения, полиэфир, краски, замазка, красители, лаки, эмаль, чернила, туш, глазури, мастика, растворители, разбивители, грунтовки, шпатлевки, чистящие, косметические, ароматизация, порошки, порошок, полирующие, мыло, смеси, взрывчатые, пиротехнические, препараты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20" table:style-name="ce5">
            <text:p>20</text:p>
          </table:table-cell>
          <table:table-cell office:value-type="string" table:style-name="ce6">
            <text:p>фармацевтические, фармацевтика, железы, экстракты, экстракт, кровь, витамины, лекарства, антибиотики, антибиотик, лекарство, медицина, больница, аптека, вакцина, диагностика, марля, вата, бинты, тесты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5">
          <table:table-cell office:value-type="float" office:value="21" table:style-name="ce4">
            <text:p>21</text:p>
          </table:table-cell>
          <table:table-cell office:value-type="string" table:style-name="ce7">
            <text:p>покрышки, шины, шина, камеры, прочность, соска, грелки, жгут, жгуты, труба, бигуди, шпильки, расческа, гидрокостюм, гидрокостюмы, целлофан, ящики, баллоны, мешки, чемодан, облицовка, плинтуса, линолеум, игрушки, игрушка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5">
          <table:table-cell office:value-type="float" office:value="22" table:style-name="ce5">
            <text:p>22</text:p>
          </table:table-cell>
          <table:table-cell office:value-type="string" table:style-name="ce8">
            <text:p>армированное, окрашенное, матовое, узорчатое, неармированное, стекло, стёкла, листовые, зеркала, зеркало, емкости, фужеры, рюмка, рюмки, колбы, колба, стекловата, стекловолокно, материалы, изделия, гипс, известь, бетонные, теплоизаляционные, звукоизаляционные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23" table:style-name="ce4">
            <text:p>23</text:p>
          </table:table-cell>
          <table:table-cell office:value-type="string" table:style-name="ce7">
            <text:p>чугун, сталь, стальные, конвертеры, электролиз, болванки, болванка, пруты, трубы, патрубы, сварка, профили, алюминий, алюминиевая, свинец, цинк, медь, меди, олово, металлы, металл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5">
          <table:table-cell office:value-type="float" office:value="24" table:style-name="ce5">
            <text:p>24</text:p>
          </table:table-cell>
          <table:table-cell office:value-type="string" table:style-name="ce6">
            <text:p>каркасы, каркас, балка, мачта, связка, подъёмник, подъемники, погрузочно-разгрузочное, строения, секции, котлы, крепления, радиатор, радиаторы, цистерны, цистерна, отопление, ковка, ножи, лезвия, пилы, банки, бидон, проволока, болты, винты, винт, сейф, кастрюля, решетки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5">
          <table:table-cell office:value-type="float" office:value="25" table:style-name="ce4">
            <text:p>25</text:p>
          </table:table-cell>
          <table:table-cell office:value-type="string" table:style-name="ce7">
            <text:p>аппаратура, микропроцессор, платы, плата, конденсатор, резисторы, диоды, устройства, компоненты, кабели, полупроводниковые, светоизлучающие, пьезоэлектрические, схемы, компьютеры, компьютер, ноутбук, ноутбуки, оборудование, телевизор, часы, часов, навигация<text:s/>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26" table:style-name="ce5">
            <text:p>26</text:p>
          </table:table-cell>
          <table:table-cell office:value-type="string" table:style-name="ce6">
            <text:p>электродвигатели, генераторы, трансформаторы, батареи, батарея, электропитание, выключатели, аккумулятор, лампы, ламп, осветительные, электрический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5">
          <table:table-cell office:value-type="float" office:value="27" table:style-name="ce4">
            <text:p>27</text:p>
          </table:table-cell>
          <table:table-cell office:value-type="string" table:style-name="ce7">
            <text:p>двигатель, двигатели, турбина, турбины, гидравлика, гидравлический, пневматический, пневматика, компрессы, насос, насосы, печи, термокамеры, горелки, горелка, грузоподъемник, подъемник, калькулятор, трактор, комбайн, станок, машины, машина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28" table:style-name="ce5">
            <text:p>28</text:p>
          </table:table-cell>
          <table:table-cell office:value-type="string" table:style-name="ce6">
            <text:p>автотранспорт, автотранспортные, легковые, легковая, грузовые, грузовая, тягач, автобус, шасси, кузов, полуприцеп, прицеп, комплектующие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5">
          <table:table-cell office:value-type="float" office:value="29" table:style-name="ce4">
            <text:p>29</text:p>
          </table:table-cell>
          <table:table-cell office:value-type="string" table:style-name="ce7">
            <text:p>корабль, корабли, кораблей, суда, судов, лодка, лодки, плавучие, транспортировка, локомотивы, локомотивов, электровоз, электровозы, тепловоз, тепловозы, космические, летательные, самолеты, самолёт, боевые, военные, велосипед, велосипеды, коляска, коляски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30" table:style-name="ce5">
            <text:p>30</text:p>
          </table:table-cell>
          <table:table-cell office:value-type="string" table:style-name="ce6">
            <text:p>мебель, мебели, мебельные, сидения, сиденье, стулья, стул, кухонная, кухонный, матрасы, матрасов, диваны, диван, спальни, спален, садовая, садовые, корпусы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string" table:style-name="ce7">
            <text:p>ювелирные, бижутерия, монеты, монета, драгоценности, украшения, украшений, янтарь, янтаря, струнные, пианино, клавишные, снаряжение, игры, установки, щетка, щетки, метла, принадлежности, уборы, уборов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32" table:style-name="ce5">
            <text:p>32</text:p>
          </table:table-cell>
          <table:table-cell office:value-type="string" table:style-name="ce6">
            <text:p>монтаж, ремонтные, монтажные, обслуживание, техническое, замена, переделка, восстановление, сборка, установка, настройка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33" table:style-name="ce4">
            <text:p>33</text:p>
          </table:table-cell>
          <table:table-cell office:value-type="string" table:style-name="ce7">
            <text:p>передача, электростанции, электростанций, электроэнергия, электроэнергии, обеспечение, газификация, топливо, торговля, пар, паром, газ, газом, газовая, тепловая, тепловой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34" table:style-name="ce5">
            <text:p>34</text:p>
          </table:table-cell>
          <table:table-cell office:value-type="string" table:style-name="ce6">
            <text:p>забор, очистка, очистку, распределение, источник, источники, колодцев, колодец, сбор, оросительное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35" table:style-name="ce4">
            <text:p>35</text:p>
          </table:table-cell>
          <table:table-cell office:value-type="string" table:style-name="ce7">
            <text:p>коллекторные, коллектор, обеспечение, водоотведение, загрязнение, резервуар, резервуары, сточные, сточных, водосточных, водосточные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36" table:style-name="ce5">
            <text:p>36</text:p>
          </table:table-cell>
          <table:table-cell office:value-type="string" table:style-name="ce6">
            <text:p>отходы, отходов, утилизация, сбор, утилизировать, урны, урна, мусор, мусорные, неопасные, опасные, удаление, сбор, сжигание, очистку, демонтаж, вторичное, вторичного, сырьё, сырья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37" table:style-name="ce4">
            <text:p>37</text:p>
          </table:table-cell>
          <table:table-cell office:value-type="string" table:style-name="ce7">
            <text:p>ликвидация, уничтожение, дезинфекция, дезинфекцию, реабилитация, реабилитацию, мониторинг, контроль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1">
          <table:table-cell office:value-type="float" office:value="38" table:style-name="ce5">
            <text:p>38</text:p>
          </table:table-cell>
          <table:table-cell office:value-type="string" table:style-name="ce6">
            <text:p>разработанные, разрабатываемые, строительство, стройка, здания, здание, сооружение, сооружения, жилые, жилой, нежилых, нежилой, проект, проектом, реконструкция, дома, дом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5">
          <table:table-cell office:value-type="float" office:value="39" table:style-name="ce4">
            <text:p>39</text:p>
          </table:table-cell>
          <table:table-cell office:value-type="string" table:style-name="ce7">
            <text:p>автомагистрали, автомагистралей, автомобильные, дороги, дорога, разметка, разметки, покрытия, покрытие, метро, метрополитен, мост, мосты, тоннель, тоннели, инженерные, инженерных, ирригационные, гидротехнические, портовые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1">
          <table:table-cell office:value-type="float" office:value="40" table:style-name="ce5">
            <text:p>40</text:p>
          </table:table-cell>
          <table:table-cell office:value-type="string" table:style-name="ce6">
            <text:p>разборка, снос, подготовка, расчистка, дренаж, рытье, выравнивание, траншеи, траншея, бурение, монтажные, установка, реставрация, воссоздание, наружные, внутренние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1">
          <table:table-cell office:value-type="float" office:value="41" table:style-name="ce4">
            <text:p>41</text:p>
          </table:table-cell>
          <table:table-cell office:value-type="string" table:style-name="ce7">
            <text:p>оптом, оптовый, розничный, розница, розничную, розничная, оптовая, мотоциклы, транспортирование, детали, деталями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1">
          <table:table-cell office:value-type="float" office:value="42" table:style-name="ce5">
            <text:p>42</text:p>
          </table:table-cell>
          <table:table-cell office:value-type="string" table:style-name="ce6">
            <text:p>агент, брокер, торговец, торговцев, аукцион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43" table:style-name="ce4">
            <text:p>43</text:p>
          </table:table-cell>
          <table:table-cell office:value-type="string" table:style-name="ce7">
            <text:p>неспециализированный, магазин, супермаркет, супермаркеты, продовольствие, продовольственных, специализированный, специализированных, палатка, палатки, рынок, рынки, интернет, интернет-аукцион</text:p>
          </table:table-cell>
          <table:table-cell office:value-type="float" office:value="43" table:style-name="ce1">
            <text:p>43</text:p>
          </table:table-cell>
          <table:table-cell table:number-columns-repeated="16381"/>
        </table:table-row>
        <table:table-row table:style-name="ro5">
          <table:table-cell office:value-type="float" office:value="44" table:style-name="ce5">
            <text:p>44</text:p>
          </table:table-cell>
          <table:table-cell office:value-type="string" table:style-name="ce6">
            <text:p>железнодорожный, железнорожные, внутригородской, междугородный, междугородные, регулируемый, пригородном, пригорогдный, нерегулируемый, сектор, сектора, грузовой, грузовые, грузов, сухопутный, сухопутного, трубопроводный, трубопровод, трубопроводного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1">
          <table:table-cell office:value-type="float" office:value="45" table:style-name="ce4">
            <text:p>45</text:p>
          </table:table-cell>
          <table:table-cell office:value-type="string" table:style-name="ce7">
            <text:p>морской, морского, морским, прибрежный, прибрежных, экскурсионный, экскурсии, круиз, круизный, плавания, экипаж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1">
          <table:table-cell office:value-type="float" office:value="46" table:style-name="ce5">
            <text:p>46</text:p>
          </table:table-cell>
          <table:table-cell office:value-type="string" table:style-name="ce6">
            <text:p>авиация, авиасообщения, полёт, перелёт, аэроклуб, космический, космического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1">
          <table:table-cell office:value-type="float" office:value="47" table:style-name="ce4">
            <text:p>47</text:p>
          </table:table-cell>
          <table:table-cell office:value-type="string" table:style-name="ce7">
            <text:p>грузы, груз, зернохранилище, элеватор, склад, склады, бункер, бункеры, хранение, складирование, перевозки, предоставление, выгрузка, погрузка, загрузка, выгрузка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1">
          <table:table-cell office:value-type="float" office:value="48" table:style-name="ce5">
            <text:p>48</text:p>
          </table:table-cell>
          <table:table-cell office:value-type="string" table:style-name="ce6">
            <text:p>почта, почтовый, почтовая, пересылка, отправка, письмо, письма, прием, отправление, доставка, курьер, курьерская</text:p>
          </table:table-cell>
          <table:table-cell office:value-type="float" office:value="48" table:style-name="ce1">
            <text:p>48</text:p>
          </table:table-cell>
          <table:table-cell table:number-columns-repeated="16381"/>
        </table:table-row>
        <table:table-row table:style-name="ro1">
          <table:table-cell office:value-type="float" office:value="49" table:style-name="ce4">
            <text:p>49</text:p>
          </table:table-cell>
          <table:table-cell office:value-type="string" table:style-name="ce7">
            <text:p>гостиница, хостел, мотель, мотелей, гостиниц, гостевой, гостевая, комната, временное, временный, стоянка, кемпинг, автофургон, автоприцеп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1">
          <table:table-cell office:value-type="float" office:value="50" table:style-name="ce5">
            <text:p>50</text:p>
          </table:table-cell>
          <table:table-cell office:value-type="string" table:style-name="ce6">
            <text:p>ресторан, рестораны, кафе, кофейня, кофейни, вагончики, вагончик, бар, бары, кафетерий, вынос, лавка, лавки, киоск, палатка, буфет, автоматы, автомат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51" table:style-name="ce4">
            <text:p>51</text:p>
          </table:table-cell>
          <table:table-cell office:value-type="string" table:style-name="ce7">
            <text:p>издание, издания, публикация, издательский, газета, журналы, книги, книга, каталог, каталоги, печатный, электронный, брошюры, буклеты, буклетов, сборник, справочник</text:p>
          </table:table-cell>
          <table:table-cell office:value-type="float" office:value="51" table:style-name="ce1">
            <text:p>51</text:p>
          </table:table-cell>
          <table:table-cell table:number-columns-repeated="16381"/>
        </table:table-row>
        <table:table-row table:style-name="ro1">
          <table:table-cell office:value-type="float" office:value="52" table:style-name="ce5">
            <text:p>52</text:p>
          </table:table-cell>
          <table:table-cell office:value-type="string" table:style-name="ce6">
            <text:p>кино, кинофильм, мультфильм, видеофильм, телевизионный, телевизионных, кинопленка, передача, кинотеатр, кинотеатрах, телесериал, телевещание, видеокассета, фильм, звукозапись, музыкальный, звукозаписи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53" table:style-name="ce4">
            <text:p>53</text:p>
          </table:table-cell>
          <table:table-cell office:value-type="string" table:style-name="ce7">
            <text:p>радио, радиопрограммы, программа, новости, новостей, репортаж, репортажи, фонограмма, вещание, показ, приобретение</text:p>
          </table:table-cell>
          <table:table-cell office:value-type="float" office:value="53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54" table:style-name="ce5">
            <text:p>54</text:p>
          </table:table-cell>
          <table:table-cell office:value-type="string" table:style-name="ce6">
            <text:p>кабельное, кабель, проводной, беспроводной, эксплуатация, операторы, оператор, спутниковый, спутниковая, телекоммуникации, трафик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1">
          <table:table-cell office:value-type="float" office:value="55" table:style-name="ce4">
            <text:p>55</text:p>
          </table:table-cell>
          <table:table-cell office:value-type="string" table:style-name="ce7">
            <text:p>модернизация, тестирование, программное, программы, обеспечение, компьютерных, компьютерный, системы, плата, платы, обследование, обучение</text:p>
          </table:table-cell>
          <table:table-cell office:value-type="float" office:value="55" table:style-name="ce1">
            <text:p>55</text:p>
          </table:table-cell>
          <table:table-cell table:number-columns-repeated="16381"/>
        </table:table-row>
        <table:table-row table:style-name="ro1">
          <table:table-cell office:value-type="float" office:value="56" table:style-name="ce5">
            <text:p>56</text:p>
          </table:table-cell>
          <table:table-cell office:value-type="string" table:style-name="ce6">
            <text:p>хостинг, обработка, данные, поиск, портал, порталов, потоковая, потоковой, база, базы, сбор, ввод, модификация, поисковая<text:s/>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1">
          <table:table-cell office:value-type="float" office:value="57" table:style-name="ce4">
            <text:p>57</text:p>
          </table:table-cell>
          <table:table-cell office:value-type="string" table:style-name="ce7">
            <text:p>депозит, депозиты, финансы, финансовых, банк, банки, резерв, монополия, денежных, денежный, средства, переводы, кредит, займ, инвестиция, инвестиции, фонд, сделка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1">
          <table:table-cell office:value-type="float" office:value="58" table:style-name="ce5">
            <text:p>58</text:p>
          </table:table-cell>
          <table:table-cell office:value-type="string" table:style-name="ce6">
            <text:p>страхование, страховка, страховых, полис, полисов, риски, риска, перестрахование, пенсионный, пенсионному, застрахованный, выплата, выплаты, пенсия</text:p>
          </table:table-cell>
          <table:table-cell office:value-type="float" office:value="58" table:style-name="ce1">
            <text:p>58</text:p>
          </table:table-cell>
          <table:table-cell table:number-columns-repeated="16381"/>
        </table:table-row>
        <table:table-row table:style-name="ro1">
          <table:table-cell office:value-type="float" office:value="59" table:style-name="ce4">
            <text:p>59</text:p>
          </table:table-cell>
          <table:table-cell office:value-type="string" table:style-name="ce7">
            <text:p>покупка, продажа, недвижимость, жилая, жилое, нежилое, дом, квартира, квартиру, помещение, земельный, участок, благоустройство, имущество, сдача, договор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1">
          <table:table-cell office:value-type="float" office:value="60" table:style-name="ce5">
            <text:p>60</text:p>
          </table:table-cell>
          <table:table-cell office:value-type="string" table:style-name="ce6">
            <text:p>суд, судебный, консультирование, представительство, рекомендации, консультация, бухгалтерский, бухгалтер, учет, учета, аудит</text:p>
          </table:table-cell>
          <table:table-cell office:value-type="float" office:value="60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61" table:style-name="ce4">
            <text:p>61</text:p>
          </table:table-cell>
          <table:table-cell office:value-type="string" table:style-name="ce7">
            <text:p>подразделения, компания, предприятие, деятельность, офис, офисы, отдел, корпоративный, общественность, связи, связь, управление</text:p>
          </table:table-cell>
          <table:table-cell office:value-type="float" office:value="61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62" table:style-name="ce5">
            <text:p>62</text:p>
          </table:table-cell>
          <table:table-cell office:value-type="string" table:style-name="ce6">
            <text:p>архитектор, архитектура, архитектурное, инженер, инженерные, изыскательные, чертеж, чертежи, картография, исследования, анализ, сертификация, экспертиза</text:p>
          </table:table-cell>
          <table:table-cell office:value-type="float" office:value="62" table:style-name="ce1">
            <text:p>62</text:p>
          </table:table-cell>
          <table:table-cell table:number-columns-repeated="16381"/>
        </table:table-row>
        <table:table-row table:style-name="ro1">
          <table:table-cell office:value-type="float" office:value="63" table:style-name="ce4">
            <text:p>63</text:p>
          </table:table-cell>
          <table:table-cell office:value-type="string" table:style-name="ce7">
            <text:p>реклама, рекламы, рекламных, рекламирование, рынок, конъюктуры, конъюктура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64" table:style-name="ce5">
            <text:p>64</text:p>
          </table:table-cell>
          <table:table-cell office:value-type="string" table:style-name="ce6">
            <text:p>моделирование, дизайн, программирование, инженерный, профессиональный, профессиональных</text:p>
          </table:table-cell>
          <table:table-cell office:value-type="float" office:value="64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65" table:style-name="ce4">
            <text:p>65</text:p>
          </table:table-cell>
          <table:table-cell office:value-type="string" table:style-name="ce7">
            <text:p>сельскохозяйственные, сельскохозяйственный, скот, домашние, питомцы, питомец, ветеринарная, ветеринарный, ветеринария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66" table:style-name="ce5">
            <text:p>66</text:p>
          </table:table-cell>
          <table:table-cell office:value-type="string" table:style-name="ce6">
            <text:p>аренда, лизинг, прокат, арендованный</text:p>
          </table:table-cell>
          <table:table-cell office:value-type="float" office:value="66" table:style-name="ce1">
            <text:p>66</text:p>
          </table:table-cell>
          <table:table-cell table:number-columns-repeated="16381"/>
        </table:table-row>
        <table:table-row table:style-name="ro1">
          <table:table-cell office:value-type="float" office:value="67" table:style-name="ce4">
            <text:p>67</text:p>
          </table:table-cell>
          <table:table-cell office:value-type="string" table:style-name="ce7">
            <text:p>агенство, поиск, трудоустройство, вакансия, вакансии, занятость, кандидаты, кандидат, найм, наемной, персонал, работник</text:p>
          </table:table-cell>
          <table:table-cell office:value-type="float" office:value="67" table:style-name="ce1">
            <text:p>67</text:p>
          </table:table-cell>
          <table:table-cell table:number-columns-repeated="16381"/>
        </table:table-row>
        <table:table-row table:style-name="ro1">
          <table:table-cell office:value-type="float" office:value="68" table:style-name="ce5">
            <text:p>68</text:p>
          </table:table-cell>
          <table:table-cell office:value-type="string" table:style-name="ce6">
            <text:p>путешествие, путешествовать, тур, туры, туров, туристических, туристическое, туроператор, туроператоры, бронирование, бронь, экскурсовод, экскурсионный, экскурсия</text:p>
          </table:table-cell>
          <table:table-cell office:value-type="float" office:value="68" table:style-name="ce1">
            <text:p>68</text:p>
          </table:table-cell>
          <table:table-cell table:number-columns-repeated="16381"/>
        </table:table-row>
        <table:table-row table:style-name="ro1">
          <table:table-cell office:value-type="float" office:value="69" table:style-name="ce4">
            <text:p>69</text:p>
          </table:table-cell>
          <table:table-cell office:value-type="string" table:style-name="ce7">
            <text:p>охрана, охранный, сопровождение, телохранитель, охранной, отпечатков, детектор, сигнализации, безопасность, противопожарная, детективное, детектив, следователь</text:p>
          </table:table-cell>
          <table:table-cell office:value-type="float" office:value="69" table:style-name="ce1">
            <text:p>69</text:p>
          </table:table-cell>
          <table:table-cell table:number-columns-repeated="16381"/>
        </table:table-row>
        <table:table-row table:style-name="ro1">
          <table:table-cell office:value-type="float" office:value="70" table:style-name="ce5">
            <text:p>70</text:p>
          </table:table-cell>
          <table:table-cell office:value-type="string" table:style-name="ce6">
            <text:p>уборка, обогрев, ремонт, чистка, мойка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1" table:style-name="ce4">
            <text:p>71</text:p>
          </table:table-cell>
          <table:table-cell office:value-type="string" table:style-name="ce7">
            <text:p>финансовое, планирование, логистика, регистрация, выставление, счет, счета, руководство, документы, конференция, выставка, выставки, бюро, платежи</text:p>
          </table:table-cell>
          <table:table-cell office:value-type="float" office:value="71" table:style-name="ce1">
            <text:p>71</text:p>
          </table:table-cell>
          <table:table-cell table:number-columns-repeated="16381"/>
        </table:table-row>
        <table:table-row table:style-name="ro1">
          <table:table-cell office:value-type="float" office:value="72" table:style-name="ce5">
            <text:p>72</text:p>
          </table:table-cell>
          <table:table-cell office:value-type="string" table:style-name="ce6">
            <text:p>власти, власть, надзор, налогообложение, налоги, таможня, таможенная, самоуправление, самоуправления, внешняя, законность, права, прав, свобод, граждане, порядок, конституция, следственный, комитет</text:p>
          </table:table-cell>
          <table:table-cell office:value-type="float" office:value="72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73" table:style-name="ce4">
            <text:p>73</text:p>
          </table:table-cell>
          <table:table-cell office:value-type="string" table:style-name="ce7">
            <text:p>школа, школьный, дошкольный, классы, класс, колледж, универ, университет, техникум, образование, кружок, секция, бакалавриат, специалитет, магистратура, лагеря, курсы, курс, обучение</text:p>
          </table:table-cell>
          <table:table-cell office:value-type="float" office:value="73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74" table:style-name="ce5">
            <text:p>74</text:p>
          </table:table-cell>
          <table:table-cell office:value-type="string" table:style-name="ce6">
            <text:p>профилактика, лечение, больница, поликлиника, медицина, медицинский, анализы, анализ, лаборатория, клиника, медпункт, амбулаторные, стоматология, стоматологический</text:p>
          </table:table-cell>
          <table:table-cell office:value-type="float" office:value="74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75" table:style-name="ce4">
            <text:p>75</text:p>
          </table:table-cell>
          <table:table-cell office:value-type="string" table:style-name="ce7">
            <text:p>уход, престарелых, общежитие, интернат, приют, приюты, санаторий, санатории, сироты, сиротский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76" table:style-name="ce5">
            <text:p>76</text:p>
          </table:table-cell>
          <table:table-cell office:value-type="string" table:style-name="ce6">
            <text:p>взаимопомощь, финансирование, посещение, материальная, помощь, реабилитация, благотворительность</text:p>
          </table:table-cell>
          <table:table-cell office:value-type="float" office:value="76" table:style-name="ce1">
            <text:p>76</text:p>
          </table:table-cell>
          <table:table-cell table:number-columns-repeated="16381"/>
        </table:table-row>
        <table:table-row table:style-name="ro5">
          <table:table-cell office:value-type="float" office:value="77" table:style-name="ce4">
            <text:p>77</text:p>
          </table:table-cell>
          <table:table-cell office:value-type="string" table:style-name="ce7">
            <text:p>театр, театральный, опера, оперных, балет, балетное, ансамбль, танцевальное, танцы, цирк, цирковое, шоу, оркестр, оркестровое, музыканты, выступление, оратор, лектор, скульптор, художник, иллюстратор, мультипликатор, реставратор, культура, искусство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5">
          <table:table-cell office:value-type="float" office:value="78" table:style-name="ce5">
            <text:p>78</text:p>
          </table:table-cell>
          <table:table-cell office:value-type="string" table:style-name="ce6">
            <text:p>библиотека, библиотечный, архив, архивов, музей, музеи, музейный, залы, зал, памятники, памятник, скульптуры, галерея, галереи, экспонат, экспонаты, заповедник, заповедники, национальный, парк, дендрологический, ботанический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79" table:style-name="ce4">
            <text:p>79</text:p>
          </table:table-cell>
          <table:table-cell office:value-type="string" table:style-name="ce7">
            <text:p>казино, игорные, игорных, игровые, автомат, автоматы, букмекерская, букмекер, азартные, азарт, <text:s/>пари, лотерея, лотерейный, ставка, ставки, тотализатор</text:p>
          </table:table-cell>
          <table:table-cell office:value-type="float" office:value="79" table:style-name="ce1">
            <text:p>79</text:p>
          </table:table-cell>
          <table:table-cell table:number-columns-repeated="16381"/>
        </table:table-row>
        <table:table-row table:style-name="ro1">
          <table:table-cell office:value-type="float" office:value="80" table:style-name="ce5">
            <text:p>80</text:p>
          </table:table-cell>
          <table:table-cell office:value-type="string" table:style-name="ce6">
            <text:p>спортивных, спорт, команда, команды, клуб, клубы, участие, участвовать, соревнования, мероприятие, гонки, свадьба, свадьбы, юбилей, развлекательный, развлекательная</text:p>
          </table:table-cell>
          <table:table-cell office:value-type="float" office:value="80" table:style-name="ce1">
            <text:p>80</text:p>
          </table:table-cell>
          <table:table-cell table:number-columns-repeated="16381"/>
        </table:table-row>
        <table:table-row table:style-name="ro1">
          <table:table-cell office:value-type="float" office:value="81" table:style-name="ce4">
            <text:p>81</text:p>
          </table:table-cell>
          <table:table-cell office:value-type="string" table:style-name="ce7">
            <text:p>продвижение, развитие, процветание, торговля, рынки, переговоры, палаты, союзы, профсоюз, ассоциации, ассоциация, любители</text:p>
          </table:table-cell>
          <table:table-cell office:value-type="float" office:value="81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82" table:style-name="ce5">
            <text:p>82</text:p>
          </table:table-cell>
          <table:table-cell office:value-type="string" table:style-name="ce6">
            <text:p>обслуживание, модем, мышки, мышка, клавиатура, клавиатуры, дисковод, память, карта, терминал, сканер, проектор, автомат, банкомат, <text:s/>телефон, сотовый, перетяжка, восстановление, реставрация, текстиль</text:p>
          </table:table-cell>
          <table:table-cell office:value-type="float" office:value="82" table:style-name="ce1">
            <text:p>82</text:p>
          </table:table-cell>
          <table:table-cell table:number-columns-repeated="16381"/>
        </table:table-row>
        <table:table-row table:style-name="ro5">
          <table:table-cell office:value-type="float" office:value="83" table:style-name="ce4">
            <text:p>83</text:p>
          </table:table-cell>
          <table:table-cell office:value-type="string" table:style-name="ce7">
            <text:p>стирка, глажка, химическая, глажение, постирочная, аквачистка, крашение, перекройка, бритье, стрижка, маникюр, педикюр, покраска, выравнивание, укладка, укладки, окрашивание, выпрямление, парик, парики, массаж, макияж, уходовые, парикмахерская, окраска, косметический, комплексный, уход, наращивание, похороны, похоронное, религиозные, ритуальные, бани, баня, душевая</text:p>
          </table:table-cell>
          <table:table-cell office:value-type="float" office:value="83" table:style-name="ce1">
            <text:p>83</text:p>
          </table:table-cell>
          <table:table-cell table:number-columns-repeated="16381"/>
        </table:table-row>
        <table:table-row table:style-name="ro1">
          <table:table-cell office:value-type="float" office:value="84" table:style-name="ce5">
            <text:p>84</text:p>
          </table:table-cell>
          <table:table-cell office:value-type="string" table:style-name="ce6">
            <text:p>горничная, прислуга, дворецкий, горничные, повар, повара, официант, официанты, сторож, гувернантка, няня, няни, преподаватели, секретари, бухгалтер, садовник, прачка, шофер, стилист, массажист</text:p>
          </table:table-cell>
          <table:table-cell office:value-type="float" office:value="84" table:style-name="ce1">
            <text:p>84</text:p>
          </table:table-cell>
          <table:table-cell table:number-columns-repeated="16381"/>
        </table:table-row>
        <table:table-row table:style-name="ro1">
          <table:table-cell office:value-type="float" office:value="85" table:style-name="ce4">
            <text:p>85</text:p>
          </table:table-cell>
          <table:table-cell office:value-type="string" table:style-name="ce7">
            <text:p>частная, частный, хозяйство, охота, урожай, разведение, приготовление, обучение, домашний, домашнее, недифферинцированная, собственность, собственное</text:p>
          </table:table-cell>
          <table:table-cell office:value-type="float" office:value="85" table:style-name="ce1">
            <text:p>85</text:p>
          </table:table-cell>
          <table:table-cell table:number-columns-repeated="16381"/>
        </table:table-row>
        <table:table-row table:style-name="ro1">
          <table:table-cell office:value-type="float" office:value="86" table:style-name="ce5">
            <text:p>86</text:p>
          </table:table-cell>
          <table:table-cell office:value-type="string" table:style-name="ce6">
            <text:p>дипломат, дипломатический, консул, консульский, миссия, всемирная, международная, наций, объединенных, сотрудничество , экспортеры, сообщества</text:p>
          </table:table-cell>
          <table:table-cell office:value-type="float" office:value="86" table:style-name="ce1">
            <text:p>86</text:p>
          </table:table-cell>
          <table:table-cell table:number-columns-repeated="16381"/>
        </table:table-row>
        <table:table-row table:number-rows-repeated="104848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Admin</meta:initial-creator>
    <dc:creator>Admin</dc:creator>
    <meta:creation-date>2022-05-23T08:42:19Z</meta:creation-date>
    <dc:date>2022-05-23T09:15:15Z</dc:date>
  </office:meta>
</office:document-meta>
</file>